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3"/><text:span text:style-name="T1">REQUIREMENT GATHERING</text:span></text:p>
      <text:p text:style-name="P1"><text:span text:style-name="T1"/></text:p>
      <text:p text:style-name="P2"><text:span text:style-name="T1"/></text:p>
      <text:p text:style-name="P2"><text:span text:style-name="T1"><text:s text:c="2"/></text:span><text:span text:style-name="T2">Functional Requirements</text:span></text:p>
      <text:p text:style-name="P2"><text:span text:style-name="T3"/></text:p>
      <text:list xml:id="list6270706726463325685" text:style-name="L1">
        <text:list-item>
          <text:p text:style-name="P3"><text:span text:style-name="T3">What all file formats do I have to consider ?</text:span></text:p>
          <text:p text:style-name="P3"><text:span text:style-name="T3">Answer – pdf and csv </text:span></text:p>
          <text:p text:style-name="P3"><text:span text:style-name="T3"/></text:p>
        </text:list-item>
        <text:list-item>
          <text:p text:style-name="P3"><text:span text:style-name="T3">What will be the structure of file? And will it change as per file? ( number of fields and size )</text:span></text:p>
        </text:list-item>
      </text:list>
      <text:p text:style-name="P2"><text:span text:style-name="T3"><text:s text:c="11"/>Answer – Assume a same structure of a file across formats and files.</text:span></text:p>
      <text:p text:style-name="P2"><text:span text:style-name="T3"/></text:p>
      <text:list xml:id="list34626679" text:continue-numbering="true" text:style-name="L1">
        <text:list-item>
          <text:p text:style-name="P3"><text:span text:style-name="T3">What type of file processing is required (In case of Component B).</text:span></text:p>
          <text:p text:style-name="P3"><text:span text:style-name="T3">Answer – Adding extra column based on certain exisiting column value</text:span></text:p>
          <text:p text:style-name="P3"><text:span text:style-name="T3"/></text:p>
        </text:list-item>
        <text:list-item>
          <text:p text:style-name="P3"><text:span text:style-name="T3">On which paramteres do I have to discard a file ? ( 1. Blank file , 2. Unsupported Format</text:span></text:p>
          <text:p text:style-name="P3"><text:span text:style-name="T3"><text:s/>3. Garbage Data , 4. Garbage Column)</text:span></text:p>
        </text:list-item>
      </text:list>
      <text:p text:style-name="P2"><text:span text:style-name="T3"><text:s text:c="12"/>Answer – All 4 conditions</text:span></text:p>
      <text:p text:style-name="P2"><text:span text:style-name="T3"/></text:p>
      <text:list xml:id="list34610226" text:continue-numbering="true" text:style-name="L1">
        <text:list-item>
          <text:p text:style-name="P3"><text:span text:style-name="T3">What exactly will be the source and destination of files?</text:span></text:p>
        </text:list-item>
      </text:list>
      <text:p text:style-name="P2"><text:span text:style-name="T3"><text:s text:c="11"/>Answer – As of now a folder in my computer</text:span></text:p>
      <text:p text:style-name="P2"><text:span text:style-name="T3"/></text:p>
      <text:p text:style-name="P2"><text:span text:style-name="T3"><text:s text:c="2"/></text:span><text:span text:style-name="T2">Non – Functional Requirements </text:span></text:p>
      <text:p text:style-name="P2"><text:span text:style-name="T2"/></text:p>
      <text:list xml:id="list8428323318416111452" text:style-name="L2">
        <text:list-item>
          <text:p text:style-name="P4"><text:span text:style-name="T3">Is my data source dynamic / static ?(number of files keep increasing)</text:span></text:p>
          <text:p text:style-name="P4"><text:span text:style-name="T3">Answer – dynamic</text:span></text:p>
          <text:p text:style-name="P4"><text:span text:style-name="T3"/></text:p>
        </text:list-item>
        <text:list-item>
          <text:p text:style-name="P4"><text:span text:style-name="T3">Will there be high volumne of files and bigger files? (no of files and size of files)?</text:span></text:p>
          <text:p text:style-name="P4"><text:span text:style-name="T3">Answer – high volume and file size can be in MB.</text:span></text:p>
          <text:p text:style-name="P4"><text:span text:style-name="T3"/></text:p>
        </text:list-item>
        <text:list-item>
          <text:p text:style-name="P4"><text:span text:style-name="T3">What parameters to consider for validation of a file?</text:span></text:p>
          <text:p text:style-name="P4"><text:span text:style-name="T3">Answer – unit testing of an application</text:span></text:p>
          <text:p text:style-name="P4"><text:span text:style-name="T3"/></text:p>
        </text:list-item>
        <text:list-item>
          <text:p text:style-name="P4"><text:span text:style-name="T3">Do we want a Asnychronous solution? (Like producer can push files without worrying <text:s/></text:span></text:p>
          <text:p text:style-name="P4"><text:span text:style-name="T3"><text:s/>of getting blocked by queue.) </text:span></text:p>
          <text:p text:style-name="P4"><text:span text:style-name="T3"><text:s/>Answer – yes can't block the producer from adding data.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<text:s text:c="2"/>Assumptions </text:span></text:p>
      <text:p text:style-name="P2"><text:span text:style-name="T3"/></text:p>
      <text:list xml:id="list8928444815970989507" text:style-name="L3">
        <text:list-item>
          <text:p text:style-name="P5"><text:span text:style-name="T3">Structure of a data file</text:span></text:p>
        </text:list-item>
        <text:list-item>
          <text:p text:style-name="P5"><text:span text:style-name="T3">File Vaildity checks</text:span></text:p>
        </text:list-item>
        <text:list-item>
          <text:p text:style-name="P5"><text:span text:style-name="T3">No DB requirements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9S</meta:editing-duration>
    <meta:editing-cycles>3</meta:editing-cycles>
    <meta:generator>OpenOffice/4.1.8$Win32 OpenOffice.org_project/418m3$Build-9803</meta:generator>
    <dc:date>2022-09-27T14:38:39.25</dc:date>
    <meta:document-statistic meta:table-count="0" meta:image-count="0" meta:object-count="0" meta:page-count="1" meta:paragraph-count="27" meta:word-count="242" meta:character-count="1312"/>
    <dc:creator>Rohit Gharge</dc:creator>
    <meta:user-defined meta:name="Info 1"/>
    <meta:user-defined meta:name="Info 2"/>
    <meta:user-defined meta:name="Info 3"/>
    <meta:user-defined meta:name="Info 4"/>
  </office:meta>
</office:document-meta>
</file>